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微軟正黑體" svg:font-family="微軟正黑體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a8f6" officeooo:paragraph-rsid="001da8f6" style:language-asian="zh" style:country-asian="TW"/>
    </style:style>
    <style:style style:name="P2" style:family="paragraph" style:parent-style-name="Standard">
      <style:text-properties officeooo:rsid="001e71ac" officeooo:paragraph-rsid="001e71ac" style:language-asian="zh" style:country-asian="TW"/>
    </style:style>
    <style:style style:name="P3" style:family="paragraph" style:parent-style-name="Standard">
      <style:text-properties officeooo:rsid="001f8736" officeooo:paragraph-rsid="001f8736" style:language-asian="zh" style:country-asian="TW"/>
    </style:style>
    <style:style style:name="P4" style:family="paragraph" style:parent-style-name="Standard">
      <style:text-properties officeooo:rsid="001f8736" officeooo:paragraph-rsid="001f904f" style:language-asian="zh" style:country-asian="TW"/>
    </style:style>
    <style:style style:name="P5" style:family="paragraph" style:parent-style-name="Standard">
      <style:text-properties officeooo:rsid="001f8736" officeooo:paragraph-rsid="0027fc0e" style:language-asian="zh" style:country-asian="TW"/>
    </style:style>
    <style:style style:name="P6" style:family="paragraph" style:parent-style-name="Standard">
      <style:text-properties fo:font-weight="bold" officeooo:rsid="001f8736" officeooo:paragraph-rsid="001f8736" style:language-asian="zh" style:country-asian="TW" style:font-weight-asian="bold" style:font-weight-complex="bold"/>
    </style:style>
    <style:style style:name="P7" style:family="paragraph" style:parent-style-name="Standard">
      <style:text-properties fo:font-weight="bold" officeooo:rsid="001da8f6" officeooo:paragraph-rsid="001da8f6" style:language-asian="zh" style:country-asian="TW" style:font-weight-asian="bold" style:font-weight-complex="bold"/>
    </style:style>
    <style:style style:name="P8" style:family="paragraph" style:parent-style-name="Standard" style:master-page-name="">
      <style:paragraph-properties fo:margin-left="-0.37cm" fo:margin-right="0cm" fo:line-height="150%" fo:text-indent="0cm" style:auto-text-indent="false" style:page-number="auto">
        <style:tab-stops/>
      </style:paragraph-properties>
      <style:text-properties officeooo:rsid="001f8736" officeooo:paragraph-rsid="001f904f" style:language-asian="zh" style:country-asian="TW"/>
    </style:style>
    <style:style style:name="P9" style:family="paragraph" style:parent-style-name="Standard">
      <style:paragraph-properties fo:margin-left="-0.37cm" fo:margin-right="0cm" fo:line-height="150%" fo:text-indent="0cm" style:auto-text-indent="false">
        <style:tab-stops/>
      </style:paragraph-properties>
      <style:text-properties officeooo:rsid="001f8736" officeooo:paragraph-rsid="001f904f" style:language-asian="zh" style:country-asian="TW"/>
    </style:style>
    <style:style style:name="P10" style:family="paragraph" style:parent-style-name="Standard">
      <style:paragraph-properties fo:margin-left="-0.37cm" fo:margin-right="0cm" fo:line-height="150%" fo:text-indent="0cm" style:auto-text-indent="false">
        <style:tab-stops/>
      </style:paragraph-properties>
      <style:text-properties officeooo:rsid="001f8736" officeooo:paragraph-rsid="0020a68a" style:language-asian="zh" style:country-asian="TW"/>
    </style:style>
    <style:style style:name="T1" style:family="text">
      <style:text-properties officeooo:rsid="001e71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71ac" style:font-weight-asian="bold" style:font-weight-complex="bold"/>
    </style:style>
    <style:style style:name="T4" style:family="text">
      <style:text-properties fo:font-weight="bold" officeooo:rsid="001f873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f904f"/>
    </style:style>
    <style:style style:name="T7" style:family="text">
      <style:text-properties officeooo:rsid="00266dfb"/>
    </style:style>
    <style:style style:name="T8" style:family="text">
      <style:text-properties style:font-name="微軟正黑體" officeooo:rsid="0027fc0e" style:font-name-asian="微軟正黑體" style:font-name-complex="微軟正黑體"/>
    </style:style>
    <style:style style:name="T9" style:family="text">
      <style:text-properties style:font-name="Times New Roman" officeooo:rsid="0027fc0e" style:font-name-asian="Andale Sans UI" style:font-name-complex="Tahoma"/>
    </style:style>
    <style:style style:name="T10" style:family="text">
      <style:text-properties style:font-name="Times New Roman" officeooo:rsid="00327829" style:font-name-asian="Andale Sans UI" style:font-name-complex="Tahoma"/>
    </style:style>
    <style:style style:name="T11" style:family="text">
      <style:text-properties officeooo:rsid="0030c459"/>
    </style:style>
    <style:style style:name="T12" style:family="text">
      <style:text-properties officeooo:rsid="0033edc0"/>
    </style:style>
    <style:style style:name="T13" style:family="text">
      <style:text-properties officeooo:rsid="0037796d"/>
    </style:style>
    <style:style style:name="T14" style:family="text">
      <style:text-properties officeooo:rsid="003bdd50"/>
    </style:style>
    <style:style style:name="T15" style:family="text">
      <style:text-properties officeooo:rsid="003d9d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假設驗証提案</text:h>
      <text:p text:style-name="P1"/>
      <text:p text:style-name="P1"><text:span text:style-name="T4">1</text:span><text:span text:style-name="T2">情境</text:span>：經營事業，有許多的資訊、是透過別人告知的、或是透過猜想的。好的經營事業方式，要儘量減少決策時的未知因素，於是需要數據與資料來支持經營的決策。</text:p>
      <text:p text:style-name="P1"/>
      <text:p text:style-name="P1"><text:span text:style-name="T4">2</text:span><text:span text:style-name="T2">目標</text:span>：驗証假設、減少未知</text:p>
      <text:p text:style-name="P1"/>
      <text:p text:style-name="P1"><text:span text:style-name="T4">3</text:span><text:span text:style-name="T3">交付</text:span><text:span text:style-name="T2">結果</text:span>：驗証假設之報告書</text:p>
      <text:p text:style-name="P1"/>
      <text:p text:style-name="P1"><text:span text:style-name="T4">4</text:span><text:span text:style-name="T2">價值</text:span>：提高委任方後續決策的有效性</text:p>
      <text:p text:style-name="P7"/>
      <text:p text:style-name="P1"><text:span text:style-name="T4">5執行方式與選項</text:span>：</text:p>
      <text:p text:style-name="P1">* 方案 <text:span text:style-name="T11">a ：</text:span>由 REP<text:span text:style-name="T15">LWARE</text:span> 來執行驗証假設。使用的方式包含、但不受限於：</text:p>
      <text:p text:style-name="P1"><text:span text:style-name="T1">a</text:span>. 閱讀可取得的文獻資訊</text:p>
      <text:p text:style-name="P1"><text:span text:style-name="T1">b</text:span>. 尋找網路上的開源 <text:span text:style-name="T1">software </text:span>library ，並做一些必要的可行性測試</text:p>
      <text:p text:style-name="P1">* 方案<text:span text:style-name="T11">b ：除了執行方案1 外，</text:span> REPL<text:span text:style-name="T14">WARE</text:span> 也指導委任方的員工執行假設驗証的有效作法。</text:p>
      <text:p text:style-name="P1"/>
      <text:p text:style-name="P6">6 執行期間</text:p>
      <text:p text:style-name="P1">* 方案 <text:span text:style-name="T11">a： 2 週</text:span></text:p>
      <text:p text:style-name="P1">* 方案 <text:span text:style-name="T11">b： 4 週</text:span> </text:p>
      <text:p text:style-name="P1"/>
      <text:p text:style-name="P1"><text:span text:style-name="T4">7 </text:span><text:span text:style-name="T2">委任方與受任方之「問責」</text:span><text:span text:style-name="T3">(acountability)</text:span>：</text:p>
      <text:p text:style-name="P1">委任方：</text:p>
      <text:p text:style-name="P2">1. 提供需要被驗証的假設。</text:p>
      <text:p text:style-name="P2">2. 提供與該假設相關之各種線索。</text:p>
      <text:p text:style-name="P3">3. 如果選擇方案 <text:span text:style-name="T11">b</text:span> ，提供辦公場所、網路、會議室。</text:p>
      <text:p text:style-name="P2"/>
      <text:p text:style-name="P2"><text:span text:style-name="T5">受任方</text:span>：</text:p>
      <text:p text:style-name="P2">1. 簽署必要之保密協議。</text:p>
      <text:p text:style-name="P2">2. 執行驗証假設過程中的各種判斷。</text:p>
      <text:p text:style-name="P2">3. 在執行專案期間，快速回覆委任方的訊息。正常工時內、於半天內回覆。</text:p>
      <text:p text:style-name="P1"/>
      <text:p text:style-name="P6">8 報酬與付款條件</text:p>
      <text:p text:style-name="P3">* 方案<text:span text:style-name="T11">a</text:span> ： 新台幣 <text:span text:style-name="T12">15000 元整</text:span></text:p>
      <text:p text:style-name="P3">* 方案 <text:span text:style-name="T11">b</text:span> ： 新台幣 <text:span text:style-name="T12">22500 元整</text:span></text:p>
      <text:p text:style-name="P3"/>
      <text:p text:style-name="P3">本合約簽訂時支付報酬總額的 <text:span text:style-name="T13">50% ，於成果交付時支付報酬總額的另外 50%。</text:span></text:p>
      <text:p text:style-name="P3"/>
      <text:p text:style-name="P6">9 簽署</text:p>
      <text:p text:style-name="P3">* 要驗証的假設之具體內容：_____________________________________________</text:p>
      <text:p text:style-name="P3"/>
      <text:p text:style-name="P5">* 委任方選擇：</text:p>
      <text:p text:style-name="P5"><text:s text:c="3"/><text:span text:style-name="T8">□</text:span><text:span text:style-name="T9"> 方案 </text:span><text:span text:style-name="T10">a</text:span><text:span text:style-name="T9"> <text:s text:c="2"/></text:span></text:p>
      <text:p text:style-name="P5"><text:span text:style-name="T9"><text:s text:c="3"/></text:span><text:span text:style-name="T8">□</text:span><text:span text:style-name="T9"> </text:span><text:span text:style-name="T6">方案 b</text:span></text:p>
      <text:p text:style-name="P4"/>
      <text:p text:style-name="P8">委任方：___________________ <text:s text:c="22"/>代表：___________________ <text:s text:c="5"/></text:p>
      <text:p text:style-name="P9">委任方簽署：________________ <text:s text:c="20"/>日期：___________________</text:p>
      <text:p text:style-name="P10">受任方：睿博資訊有限公司 <text:span text:style-name="T7">(REPLWARE Co., Ltd.) <text:s text:c="14"/>代表：陳家宏 </text:span></text:p>
      <text:p text:style-name="P10">受任方簽署：________________ <text:s text:c="20"/>日期：___________________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微軟正黑體" svg:font-family="微軟正黑體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Table_20_Contents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15S</meta:editing-duration>
    <meta:editing-cycles>24</meta:editing-cycles>
    <meta:generator>LibreOffice/5.1.2.2$Windows_x86 LibreOffice_project/d3bf12ecb743fc0d20e0be0c58ca359301eb705f</meta:generator>
    <dc:date>2020-03-06T16:41:49.804000000</dc:date>
    <meta:document-statistic meta:table-count="0" meta:image-count="0" meta:object-count="0" meta:page-count="1" meta:paragraph-count="35" meta:word-count="531" meta:character-count="913" meta:non-whitespace-character-count="753"/>
    <meta:user-defined meta:name="Info 1"/>
    <meta:user-defined meta:name="Info 2"/>
    <meta:user-defined meta:name="Info 3"/>
    <meta:user-defined meta:name="Info 4"/>
  </office:meta>
</office:document-meta>
</file>